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3000000417DDFD759F03EC9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363cm" svg:height="2.292cm" svg:x="9.318cm" svg:y="13.703cm">
          <draw:image xlink:href="Pictures/1000000000000043000000417DDFD759F03EC9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4T13:48:49.333374051</dc:date>
    <meta:editing-duration>PT1M3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